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emoteRepositoryFactory.get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moteRepositoryFactory.AbstractRemoteRepositoryFactory( Local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